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d1ea8" officeooo:paragraph-rsid="001d1ea8"/>
    </style:style>
    <style:style style:name="P2" style:family="paragraph" style:parent-style-name="Heading_20_1">
      <style:text-properties fo:language="ru" fo:country="RU" officeooo:rsid="001d1ea8" officeooo:paragraph-rsid="001d1ea8"/>
    </style:style>
    <style:style style:name="P3" style:family="paragraph" style:parent-style-name="Standard">
      <style:text-properties fo:language="en" fo:country="US" officeooo:rsid="0015a646" officeooo:paragraph-rsid="0018e1ed"/>
    </style:style>
    <style:style style:name="P4" style:family="paragraph" style:parent-style-name="Standard" style:list-style-name="L8">
      <style:paragraph-properties fo:line-height="115%"/>
      <style:text-properties fo:language="ru" fo:country="RU" fo:font-weight="normal" officeooo:rsid="001a68c7" officeooo:paragraph-rsid="001a68c7" style:font-weight-asian="normal" style:font-weight-complex="normal"/>
    </style:style>
    <style:style style:name="P5" style:family="paragraph" style:parent-style-name="Standard" style:list-style-name="L9">
      <style:paragraph-properties fo:line-height="115%"/>
      <style:text-properties fo:language="ru" fo:country="RU" fo:font-weight="normal" officeooo:rsid="001a68c7" officeooo:paragraph-rsid="001a68c7" style:font-weight-asian="normal" style:font-weight-complex="normal"/>
    </style:style>
    <style:style style:name="P6" style:family="paragraph" style:parent-style-name="Standard" style:list-style-name="L12">
      <style:paragraph-properties fo:line-height="115%"/>
      <style:text-properties fo:language="ru" fo:country="RU" fo:font-weight="normal" officeooo:rsid="001a6ee2" officeooo:paragraph-rsid="001a6ee2" style:font-weight-asian="normal" style:font-weight-complex="normal"/>
    </style:style>
    <style:style style:name="P7" style:family="paragraph" style:parent-style-name="Standard" style:list-style-name="L8">
      <style:paragraph-properties fo:line-height="115%"/>
      <style:text-properties fo:language="ru" fo:country="RU" fo:font-weight="normal" officeooo:rsid="001a6ee2" officeooo:paragraph-rsid="001a6ee2" style:font-weight-asian="normal" style:font-weight-complex="normal"/>
    </style:style>
    <style:style style:name="P8" style:family="paragraph" style:parent-style-name="Standard" style:list-style-name="L8">
      <style:text-properties fo:language="ru" fo:country="RU" fo:font-weight="normal" officeooo:rsid="001d1ea8" officeooo:paragraph-rsid="001d1ea8" style:font-weight-asian="normal" style:font-weight-complex="normal"/>
    </style:style>
    <style:style style:name="P9" style:family="paragraph" style:parent-style-name="Standard">
      <style:text-properties fo:font-weight="normal" officeooo:rsid="001a68c7" officeooo:paragraph-rsid="001a68c7" style:font-weight-asian="normal" style:font-weight-complex="normal"/>
    </style:style>
    <style:style style:name="P10" style:family="paragraph" style:parent-style-name="Standard">
      <style:text-properties fo:font-weight="normal" officeooo:paragraph-rsid="0018e1ed" style:font-weight-asian="normal" style:font-weight-complex="normal"/>
    </style:style>
    <style:style style:name="P11" style:family="paragraph" style:parent-style-name="Standard">
      <style:text-properties fo:font-weight="normal" officeooo:rsid="001b298f" officeooo:paragraph-rsid="001b298f" style:font-weight-asian="normal" style:font-weight-complex="normal"/>
    </style:style>
    <style:style style:name="P12" style:family="paragraph" style:parent-style-name="Standard" style:list-style-name="L9">
      <style:paragraph-properties fo:line-height="115%"/>
      <style:text-properties fo:font-weight="normal" officeooo:paragraph-rsid="001a68c7" style:font-weight-asian="normal" style:font-weight-complex="normal"/>
    </style:style>
    <style:style style:name="P13" style:family="paragraph" style:parent-style-name="Text_20_body">
      <style:text-properties officeooo:rsid="001d1ea8" officeooo:paragraph-rsid="001d1ea8"/>
    </style:style>
    <style:style style:name="P14" style:family="paragraph" style:parent-style-name="Text_20_body">
      <style:text-properties officeooo:paragraph-rsid="001d1ea8"/>
    </style:style>
    <style:style style:name="P15" style:family="paragraph" style:parent-style-name="Text_20_body" style:list-style-name="L13">
      <style:text-properties fo:language="ru" fo:country="RU" officeooo:rsid="001d1ea8" officeooo:paragraph-rsid="001d1ea8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officeooo:rsid="0016580b" style:font-weight-asian="bold" style:font-weight-complex="bold"/>
    </style:style>
    <style:style style:name="T3" style:family="text">
      <style:text-properties fo:language="ru" fo:country="RU" officeooo:rsid="0018e1ed"/>
    </style:style>
    <style:style style:name="T4" style:family="text">
      <style:text-properties fo:language="ru" fo:country="RU" officeooo:rsid="001a68c7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a68c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8e1ed"/>
    </style:style>
    <style:style style:name="T9" style:family="text">
      <style:text-properties officeooo:rsid="001b298f"/>
    </style:style>
    <style:style style:name="T10" style:family="text">
      <style:text-properties officeooo:rsid="001d1ea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13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501cm" fo:text-indent="-0.635cm" fo:margin-left="0.5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">Т</text:span><text:span text:style-name="T1">ехническое задание на разработку системы управления содержимым веб-сайта </text:span></text:p>
      <text:p text:style-name="P11"/>
      <text:h text:style-name="Heading_20_1" text:outline-level="1"><text:span text:style-name="T9">Основные </text:span><text:span text:style-name="T10">требования</text:span> </text:h>
      <text:p text:style-name="P9"><text:span text:style-name="T3">Р</text:span><text:span text:style-name="T1">азработать систему управления содержимым веб-страниц которая реализующая следующие функции:</text:span></text:p>
      <text:p text:style-name="P10"><text:span text:style-name="T3"/></text:p>
      <text:list xml:id="list102608003" text:style-name="L8">
        <text:list-item>
          <text:p text:style-name="P4"><text:span text:style-name="T8">С</text:span>оздание и удаление страниц.</text:p>
        </text:list-item>
        <text:list-item>
          <text:p text:style-name="P4">Кастомизация веб-страниц<text:span text:style-name="T7"/></text:p>
        </text:list-item>
      </text:list>
      <text:list text:style-name="L9">
        <text:list-item>
          <text:list>
            <text:list-item>
              <text:p text:style-name="P5">изменение логотипа</text:p>
            </text:list-item>
            <text:list-item>
              <text:p text:style-name="P5">изменение цвета фона</text:p>
            </text:list-item>
            <text:list-item>
              <text:p text:style-name="P5">изменение текста заголовка страницы (<text:span text:style-name="T5">title)</text:span></text:p>
            </text:list-item>
            <text:list-item>
              <text:p text:style-name="P5">изменение шрифта</text:p>
            </text:list-item>
            <text:list-item>
              <text:p text:style-name="P12"><text:span text:style-name="T4">редактирование </text:span><text:span text:style-name="T6">header, footer</text:span></text:p>
            </text:list-item>
          </text:list>
        </text:list-item>
      </text:list>
      <text:list xml:id="list3244822415366" text:continue-list="list102608003" text:style-name="L8">
        <text:list-item>
          <text:p text:style-name="P4">Публикация/распубликация страницы</text:p>
        </text:list-item>
        <text:list-item>
          <text:p text:style-name="P4">Административный доступ </text:p>
          <text:list>
            <text:list-item>
              <text:p text:style-name="P4">по умолчанию логин: <text:span text:style-name="T5">admin, </text:span>пароль: 123</text:p>
            </text:list-item>
            <text:list-item>
              <text:p text:style-name="P4">изменение логина и пароля </text:p>
            </text:list-item>
            <text:list-item>
              <text:p text:style-name="P4">доступ функционалу создания и удаления страниц</text:p>
            </text:list-item>
            <text:list-item>
              <text:p text:style-name="P7">доступ к функционалу кастомизации веб-страниц</text:p>
            </text:list-item>
          </text:list>
        </text:list-item>
        <text:list-item>
          <text:p text:style-name="P7">Веб-страницы могут быть следующего вида</text:p>
        </text:list-item>
      </text:list>
      <text:list text:style-name="L12">
        <text:list-item>
          <text:list>
            <text:list-item>
              <text:p text:style-name="P6">простой текс<text:span text:style-name="T9">т с заголовком крупным шрифтом, основной текст мелким шрифтом, возможность вставить изображение, таблицы, списки, возможность выбора шрифта (жирный, подчеркнутый), ссылки. </text:span></text:p>
            </text:list-item>
            <text:list-item>
              <text:p text:style-name="P6">новостная лента, с поддержкой пагинациии и переход на основной текст по <text:span text:style-name="T9">клику</text:span> на заголовок. <text:span text:style-name="T9">Пост в новостной ленте должен поддерживать все возможности простого текста. Новостная лента отображает краткую аннотацию новости или первые 100 символов. </text:span></text:p>
            </text:list-item>
            <text:list-item>
              <text:p text:style-name="P6">страница в<text:span text:style-name="T9">и</text:span>зитка, <text:span text:style-name="T9">содержит в себе одно большое изображение и текст по колонкам в нижней части страницы</text:span></text:p>
            </text:list-item>
          </text:list>
        </text:list-item>
      </text:list>
      <text:list xml:id="list3244952058388" text:continue-list="list3244822415366" text:style-name="L8">
        <text:list-item>
          <text:p text:style-name="P8"><text:span text:style-name="T8">Н</text:span>авигация по веб-сайту</text:p>
        </text:list-item>
      </text:list>
      <text:p text:style-name="P3"><text:span text:style-name="T2"/></text:p>
      <text:h text:style-name="Heading_20_1" text:outline-level="1">Т<text:span text:style-name="T10">ребования к хранению данных </text:span></text:h>
      <text:p text:style-name="P13">Все данные кроме сетевых настроек хранятся в безе данных.</text:p>
      <text:h text:style-name="P1" text:outline-level="1">Требования для хранения настроек окружения </text:h>
      <text:p text:style-name="P13">Сетевые настройки хранятся в фале <text:span text:style-name="T5">.env</text:span></text:p>
      <text:h text:style-name="P2" text:outline-level="1"><text:soft-page-break/>Требования к логированию системы</text:h>
      <text:p text:style-name="P13"><text:span text:style-name="T1">Логи хранятся в корне проекта в папке </text:span><text:span text:style-name="T5">log</text:span></text:p>
      <text:list text:style-name="L13">
        <text:list-item>
          <text:p text:style-name="P15">логированию подлежит авторизация и аунтефикация пользователя </text:p>
        </text:list-item>
        <text:list-item>
          <text:p text:style-name="P15">действия пользователя в панели управления </text:p>
        </text:list-item>
        <text:list-item>
          <text:p text:style-name="P15">ошибки, исключения идт.</text:p>
        </text:list-item>
      </text:list>
      <text:h text:style-name="P1" text:outline-level="1">Требование к обработке ошибок и исключительных ситуаций</text:h>
      <text:p text:style-name="P14"><text:tab/><text:span text:style-name="T10">Система должна обрабатывать ошибки и исключительные ситуации. Система в режиме отладки должна показывать сообщение об ошибки краткое содержание, и содержимое стека. Система в рабочем режиме должна показывать станицу заглушку. </text:span>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3T22:36:18.594000000</meta:creation-date>
    <dc:date>2023-07-04T00:32:22.331000000</dc:date>
    <meta:editing-duration>PT1H56M</meta:editing-duration>
    <meta:editing-cycles>9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33" meta:word-count="251" meta:character-count="1860" meta:non-whitespace-character-count="1649"/>
  </office:meta>
</office:document-meta>
</file>